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1f7fbb" officeooo:paragraph-rsid="001f7fbb"/>
    </style:style>
    <style:style style:name="P2" style:family="paragraph" style:parent-style-name="Standard">
      <style:text-properties fo:language="fr" fo:country="FR" officeooo:rsid="00214eb8" officeooo:paragraph-rsid="00214e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)</text:p>
      <text:p text:style-name="P1">-Vrai</text:p>
      <text:p text:style-name="P1">-Vrai</text:p>
      <text:p text:style-name="P1">-Vrai</text:p>
      <text:p text:style-name="P1">-Vrai</text:p>
      <text:p text:style-name="P1">-C’est important car il servent a reperer quel methodes sont des tests</text:p>
      <text:p text:style-name="P2">e)</text:p>
      <text:p text:style-name="P2">----------------------------------------------------------------------</text:p>
      <text:p text:style-name="P2">Ran 1 test in 0.000s</text:p>
      <text:p text:style-name="P2"/>
      <text:p text:style-name="P2">OK</text:p>
      <text:p text:style-name="P2">Un test a été executé et il est valide</text:p>
      <text:p text:style-name="P2">f)</text:p>
      <text:p text:style-name="P2">======================================================================</text:p>
      <text:p text:style-name="P2">ERROR: testFirstArg (__main__.TestStringOnly)</text:p>
      <text:p text:style-name="P2">----------------------------------------------------------------------</text:p>
      <text:p text:style-name="P2">Traceback (most recent call last):</text:p>
      <text:p text:style-name="P2"><text:s text:c="2"/>File "/home/sacus/Documents/test_string.py", line 14, in testFirstArg</text:p>
      <text:p text:style-name="P2"><text:s text:c="4"/>self.assertEqual(None, mystring.strcat(1, " World"))</text:p>
      <text:p text:style-name="P2"><text:s text:c="2"/>File "/home/sacus/Documents/mystring.py", line 2, in strcat</text:p>
      <text:p text:style-name="P2"><text:s text:c="4"/>return a + b</text:p>
      <text:p text:style-name="P2">TypeError: unsupported operand type(s) for +: 'int' and 'str'</text:p>
      <text:p text:style-name="P2"/>
      <text:p text:style-name="P2">======================================================================</text:p>
      <text:p text:style-name="P2">ERROR: testSecondArg (__main__.TestStringOnly)</text:p>
      <text:p text:style-name="P2">----------------------------------------------------------------------</text:p>
      <text:p text:style-name="P2">Traceback (most recent call last):</text:p>
      <text:p text:style-name="P2"><text:s text:c="2"/>File "/home/sacus/Documents/test_string.py", line 17, in testSecondArg</text:p>
      <text:p text:style-name="P2"><text:s text:c="4"/>self.assertEqual(None, mystring.strcat("Hello", 1))</text:p>
      <text:p text:style-name="P2"><text:s text:c="2"/>File "/home/sacus/Documents/mystring.py", line 2, in strcat</text:p>
      <text:p text:style-name="P2"><text:s text:c="4"/>return a + b</text:p>
      <text:p text:style-name="P2">TypeError: can only concatenate str (not "int") to str</text:p>
      <text:p text:style-name="P2"/>
      <text:p text:style-name="P2">----------------------------------------------------------------------</text:p>
      <text:p text:style-name="P2">Ran 3 tests in 0.001s</text:p>
      <text:p text:style-name="P2"/>
      <text:p text:style-name="P2">FAILED (errors=2)</text:p>
      <text:p text:style-name="P2"/>
      <text:p text:style-name="P2">3 test on été effectué , et 2 ont echoué , les erreur correspondante sont afficher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08:52:42.968467921</meta:creation-date>
    <dc:date>2022-04-26T10:03:23.608930895</dc:date>
    <meta:editing-duration>PT40M20S</meta:editing-duration>
    <meta:editing-cycles>1</meta:editing-cycles>
    <meta:document-statistic meta:table-count="0" meta:image-count="0" meta:object-count="0" meta:page-count="1" meta:paragraph-count="34" meta:word-count="136" meta:character-count="1379" meta:non-whitespace-character-count="1252"/>
    <meta:generator>LibreOffice/6.4.7.2$Linux_X86_64 LibreOffice_project/40$Build-2</meta:generator>
  </office:meta>
</office:document-meta>
</file>